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584cm"/>
    </style:style>
    <style:style style:name="co2" style:family="table-column">
      <style:table-column-properties fo:break-before="auto" style:column-width="3.653cm"/>
    </style:style>
    <style:style style:name="co3" style:family="table-column">
      <style:table-column-properties fo:break-before="auto" style:column-width="3.16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微软雅黑" style:font-name-complex="Mangal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tu,mbat</text:p>
          </table:table-cell>
          <table:table-cell table:number-columns-repeated="3"/>
        </table:table-row>
        <table:table-row table:style-name="ro1">
          <table:table-cell office:value-type="string">
            <text:p>tu-stu-a tu-mbat-a</text:p>
          </table:table-cell>
          <table:table-cell office:value-type="string">
            <text:p>tu-stu-a-mbat-a</text:p>
          </table:table-cell>
          <table:table-cell office:value-type="string">
            <text:p>tu-stu-tu-mbat-a</text:p>
          </table:table-cell>
          <table:table-cell office:value-type="string">
            <text:p>tu-stu-mbat-a</text:p>
          </table:table-cell>
        </table:table-row>
        <table:table-row table:style-name="ro1">
          <table:table-cell office:value-type="string">
            <text:p>tɤ-stu-ndʑi tɤ-mbat-ndʑi</text:p>
          </table:table-cell>
          <table:table-cell office:value-type="string">
            <text:p>tɤ-stu-ndʑi-mbat-ndʑi</text:p>
          </table:table-cell>
          <table:table-cell office:value-type="string">
            <text:p>tɤ-stu-tɤ-mbat-ndʑi</text:p>
          </table:table-cell>
          <table:table-cell office:value-type="string">
            <text:p>tɤ-stu-mbat-ndʑi</text:p>
          </table:table-cell>
        </table:table-row>
        <table:table-row table:style-name="ro1">
          <table:table-cell office:value-type="string">
            <text:p><text:s/>a-tɤ-tɯ-stu-ndʑi a-tɤ-tɯ-mbat-ndʑi</text:p>
          </table:table-cell>
          <table:table-cell office:value-type="string">
            <text:p><text:s/>a-tɤ-tɯ-stu-ndʑi-mbat-ndʑi</text:p>
          </table:table-cell>
          <table:table-cell office:value-type="string">
            <text:p><text:s/>a-tɤ-tɯ-stu-a-tɤ-tɯ-mbat-ndʑi</text:p>
          </table:table-cell>
          <table:table-cell office:value-type="string">
            <text:p><text:s/>a-tɤ-tɯ-stu-mbat-ndʑi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u,cɯɣ</text:p>
          </table:table-cell>
          <table:table-cell table:number-columns-repeated="3"/>
        </table:table-row>
        <table:table-row table:style-name="ro1">
          <table:table-cell office:value-type="string">
            <text:p>ɲɯ-mu ɲɯ-cɯɣ</text:p>
          </table:table-cell>
          <table:table-cell office:value-type="string">
            <text:p>xx</text:p>
          </table:table-cell>
          <table:table-cell table:number-columns-repeated="2"/>
        </table:table-row>
        <table:table-row table:style-name="ro1">
          <table:table-cell office:value-type="string">
            <text:p>ku-mu-a ku-cɯɣ-a</text:p>
          </table:table-cell>
          <table:table-cell office:value-type="string">
            <text:p>xx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χɕu,rnaʁ</text:p>
          </table:table-cell>
          <table:table-cell table:number-columns-repeated="3"/>
        </table:table-row>
        <table:table-row table:style-name="ro1">
          <table:table-cell office:value-type="string">
            <text:p>pɯ-tɯ-χɕu-ndʑi pɯ-tɯ-rnaʁ-ndʑi</text:p>
          </table:table-cell>
          <table:table-cell office:value-type="string">
            <text:p>pɯ-tɯ-χɕu-ndʑi-rnaʁ-ndʑi</text:p>
          </table:table-cell>
          <table:table-cell office:value-type="string">
            <text:p>pɯ-tɯ-χɕu-pɯ-tɯ-rnaʁ-ndʑi</text:p>
          </table:table-cell>
          <table:table-cell office:value-type="string">
            <text:p>pɯ-tɯ-χɕu-rnaʁ-ndʑi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spa,rka me</text:p>
          </table:table-cell>
          <table:table-cell table:number-columns-repeated="3"/>
        </table:table-row>
        <table:table-row table:style-name="ro1">
          <table:table-cell office:value-type="string">
            <text:p>mɤ-tɯ-spa-ndʑi mɤ-tɯ-rka-ndʑi me</text:p>
          </table:table-cell>
          <table:table-cell table:number-columns-repeated="2"/>
          <table:table-cell office:value-type="string">
            <text:p>mɤ-tɯ-spa-rka-ndʑi me</text:p>
          </table:table-cell>
        </table:table-row>
        <table:table-row table:style-name="ro1">
          <table:table-cell office:value-type="string">
            <text:p>mɤ-tɯ-spe mɤ-tɯ-rke m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mɤ-tɤ-tɯ-spa-t mɤ-tɤ-tɯ-rka-t me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12/07/2016</text:date>, <text:time>11:5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7-12T11:39:54.62</meta:creation-date>
    <dc:date>2016-07-12T11:58:48.56</dc:date>
    <dc:creator>Guillaume Jacques</dc:creator>
    <meta:editing-duration>PT1M53S</meta:editing-duration>
    <meta:editing-cycles>1</meta:editing-cycles>
    <meta:document-statistic meta:table-count="3" meta:cell-count="28" meta:object-count="0"/>
    <meta:generator>OpenOffice/4.0.1$Win32 OpenOffice.org_project/401m5$Build-9714</meta:generator>
  </office:meta>
</office:document-meta>
</file>